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488" officeooo:paragraph-rsid="0000c488"/>
    </style:style>
    <style:style style:name="P2" style:family="paragraph" style:parent-style-name="Standard" style:list-style-name="L1">
      <style:text-properties officeooo:rsid="0000c488" officeooo:paragraph-rsid="0000c4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1 – JavaScript</text:p>
      <text:p text:style-name="P1"/>
      <text:p text:style-name="P1">1) Desarrollar un programa Calculadora científica en JavaScript teniendo en cuenta los sisguientes lineamientos:</text:p>
      <text:list xml:id="list1480033611" text:style-name="L1">
        <text:list-item>
          <text:p text:style-name="P2">Crear una clase u objeto que contenga propiedades (operandos) y métodos (cada operación matemática que soporte la calculadora).</text:p>
        </text:list-item>
        <text:list-item>
          <text:p text:style-name="P2">Crear una funcion division entera que devuelva dos valores: el resultado de la división y el resto.</text:p>
        </text:list-item>
        <text:list-item>
          <text:p text:style-name="P2">Crear una funcion “paso a paso” llamada factorial() que permita revisar el valor que va tomando el resultado. (ver Generators).</text:p>
        </text:list-item>
        <text:list-item>
          <text:p text:style-name="P2">Lanzar excepciones en casos de error (Ej.: división por cero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1:18:48.249958013</meta:creation-date>
    <dc:date>2019-09-28T11:28:29.508651597</dc:date>
    <meta:editing-duration>PT9M42S</meta:editing-duration>
    <meta:editing-cycles>1</meta:editing-cycles>
    <meta:document-statistic meta:table-count="0" meta:image-count="0" meta:object-count="0" meta:page-count="1" meta:paragraph-count="6" meta:word-count="86" meta:character-count="548" meta:non-whitespace-character-count="471"/>
    <meta:generator>LibreOffice/6.2.6.2$Linux_X86_64 LibreOffice_project/20$Build-2</meta:generator>
  </office:meta>
</office:document-meta>
</file>